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CC16B5A9BE5DE5D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569cm, 8.727cm, 7.87cm, 9.84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524cm" svg:height="4.811cm" svg:x="6.31cm" svg:y="10.158cm">
          <draw:image xlink:href="Pictures/100002010000055600000300CC16B5A9BE5DE5D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6-28T13:36:16.447267887</dc:date>
    <meta:editing-duration>PT2H12M44S</meta:editing-duration>
    <meta:editing-cycles>1</meta:editing-cycles>
    <meta:document-statistic meta:object-count="1"/>
    <meta:generator>LibreOffice/6.0.7.3$Linux_X86_64 LibreOffice_project/00m0$Build-3</meta:generator>
  </office:meta>
</office:document-meta>
</file>